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imes New Roman1"/>
    </style:style>
    <style:style style:name="T3" style:family="text">
      <style:text-properties style:font-name="Times New Roman"/>
    </style:style>
    <style:style style:name="T4" style:family="text">
      <style:text-properties style:font-name="Times New Roman" style:text-underline-style="solid" style:text-underline-width="auto" style:text-underline-color="font-color"/>
    </style:style>
    <style:style style:name="T5" style:family="text">
      <style:text-properties style:font-name="Times New Roman" style:text-underline-style="none"/>
    </style:style>
    <style:style style:name="T6" style:family="text">
      <style:text-properties style:text-line-through-style="solid" style:font-name="Times New Roman" style:text-underline-style="none"/>
    </style:style>
    <style:style style:name="T7" style:family="text">
      <style:text-properties style:text-line-through-style="none" style:font-name="Times New Roman" style:text-underline-style="none"/>
    </style:style>
    <style:style style:name="T8" style:family="text">
      <style:text-properties style:text-line-through-style="none" style:font-name="Times New Roman" style:text-underline-style="solid" style:text-underline-width="auto" style:text-underline-color="font-color"/>
    </style:style>
    <style:style style:name="T9" style:family="text">
      <style:text-properties style:text-line-through-style="none" style:text-position="super 58%" style:font-name="Times New Roman" style:text-underline-style="none"/>
    </style:style>
    <style:style style:name="T10" style:family="text">
      <style:text-properties style:text-line-through-style="none" style:text-position="0% 100%" style:font-name="Times New Roman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2FF2_11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2, FF 2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, Hebrew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0</text:p>
      <text:p text:style-name="P5">Number of Sheets<text:tab/><text:tab/><text:tab/><text:tab/>4</text:p>
      <text:p text:style-name="P5">Fragment<text:tab/><text:tab/><text:tab/><text:tab/><text:tab/></text:p>
      <text:p text:style-name="P5">Pagination <text:tab/><text:tab/><text:tab/><text:tab/><text:tab/>Y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Front Cover]</text:p>
      <text:p text:style-name="P2">An explanatory lecture/</text:p>
      <text:p text:style-name="P2"/>
      <text:p text:style-name="P3">[Page 1]</text:p>
      <text:p text:style-name="P3">[Hebrew]/ [Hebrew]/ [Hebrew]/ "When persons dispute, each aiming at the exaltation of/ God, they will ultimately obtain their laudable design,/ but when, on the contrary, they dispute for the attainment/ of earthly preferments, they will fail in compassing their/ purpose. <text:s/>As an illustration of the first assertion can be/ instanced the contest that arose between Hillel and/ Shama<text:span text:style-name="T2">ï</text:span><text:span text:style-name="T3">, of the second that of Korah and all his/ followers." <text:s/>My Brethren! <text:s/>The thorough definition/ of the meaning implied in the afore cited axiom of our/ Rabbins, would necessarily lead into a theological/ dissertation, foreign to the object of my present address,/ but as the word of our Sages refer also to a biblical/ event that forms the main topic of our weekly section,/ I have deemed it opportune to base thereupon my/ exegetical remarks. <text:s/>By them shall the maxim/ of our ancient teachers be fully exemplified, and/ we shall also learn to curb an ever-growing desire/ for worldly horrors; for, they will demonstrate/ how ambition impelled Korah to rebellion, and/ hastened him to a fatal end. <text:s/>And as in his fall/ we shall view those involved, whose hearts he stirred/ to their baneful passion which swayed his actions we shall be admonished/ not to become inveigled by the mellifluous arguings/ of the artful./</text:span></text:p>
      <text:p text:style-name="P3"><text:span text:style-name="T3"/></text:p>
      <text:p text:style-name="P3"><text:span text:style-name="T3">[Page 2]</text:span></text:p>
      <text:p text:style-name="P3"><text:span text:style-name="T3"><text:tab/>Korah was the son of Izhar, a junior brother to/ the father of our national leader. <text:s/>As such, he grew/ envious of the authority which is two first cousins/ wielded. <text:s/>He endeavoured to persuade </text:span><text:soft-page-break/><text:span text:style-name="T3">himself that/ as Moses had, at the outset, assumed the highest power,/ the sacerdotal functions should have been committed/ to </text:span><text:span text:style-name="T4">his</text:span><text:span text:style-name="T5"> charge. <text:s/>The honorable station to which he had/ been summoned, as a Levite, he considered menial when/ contrasted with the priesthood; and nothing less than to/ supersede Aaron, would satisfy his cravings./</text:span></text:p>
      <text:p text:style-name="P3"><text:span text:style-name="T5">But his daring scheme could not be effected without/ the countenance of influential bodies. <text:s/>He therefore/ abided his time, and watched the opportunity, when/ he might secure adherents. <text:s/>While the hope. of enjoying the possession of a fertile land, swelled the/ breasts of Israel, it would have been hazardous in the/ extreme to venture on a mutiny; but </text:span><text:span text:style-name="T6">when</text:span><text:span text:style-name="T7"> after a divine/ sentence had doomed a whole generation to an obscure/ death in the wilderness, a spirit of disaffection might/ find easier access into the hearts of the unwary./</text:span></text:p>
      <text:p text:style-name="P3"><text:span text:style-name="T7">Besides he knew, that under circumstances, his subtlety/ could awaken a doubt, in those that had bee n divested/ of authority, as to the legallity[sic!] of the act. <text:s/>The first/ born, who had been set apart to the Lord on the memo-/-rable night of the national deliverance, had forfeited/ their rank when they became implicated in the sin/</text:span></text:p>
      <text:p text:style-name="P3"><text:span text:style-name="T7"/></text:p>
      <text:p text:style-name="P3"><text:span text:style-name="T7">[Page 3]</text:span></text:p>
      <text:p text:style-name="P3"><text:span text:style-name="T7">of the molten-calf, and they had witnessed--with wounded/ feelings no doubt--the ascension of the Levites unto it by/ reason of their fidelity to God. <text:s/>It required therefore an/ unscrupulous hand to set that smouldering fire into/ a blaze, and Korah applied to it the consuming brand./ <text:s/>Two hundred and fifty personages avowedly leagued/ themselves to the conspiracy; others were ready to/ espouse his unrighteous cause, if it betokened success./ <text:s/>Goaded on by their ambitious leader, the seditious party/ confronted Moses and boldly charged him with an undue/ arrogation of power for his own and his brother's benefit/ to the detriment of the whole nation. <text:s/>To wheedle the/ multitude, they claimed for them an equal degree of/ sanctity as the recipients of the law, and the witnesses/ of the Godhead; thus virtually denying the spiritual/ mission and moral superiority which hitherto the sons/ of Amram had exercised. <text:s/>The imputation was grievous,/ and the meekest of men bowed momentarily in deep sorrow,/ <text:s/>but uplifted by the divine afflatus which dwelt in him,/ he felt not dismayed. <text:s/>At once he dived into the/ principal motive of the rebellion, and addressing Koreh/ together with his accessories, proferred to them a test/ of his truthfulness, and the legitimacy of Aaron's investi-/-ture. <text:s/>They should all on the morrow present the/</text:span></text:p>
      <text:p text:style-name="P3"><text:span text:style-name="T7"/></text:p>
      <text:p text:style-name="P3"><text:span text:style-name="T7">[Page 4]</text:span></text:p>
      <text:p text:style-name="P3"><text:span text:style-name="T7">customary morning incense, and God would by some/ extraordinary sign, point out to the people, the/ man to whom he had assigned that religious function./ <text:s/>And in order to convince them that he had unravelled[sic!]/ their plot, he upbraided their ambition, which/ in craving the priesthood, set no proper value on their/ ministerial dignity. <text:s/>But if the sagacity of Moses/ had enabled him to fathom the guilty scheme of Korah/ and the men of his tribe, </text:span><text:span text:style-name="T6">the</text:span><text:span text:style-name="T7"> could not readily un-/fold to him the reason which had prompted those agi-/-tators, </text:span><text:span text:style-name="T8">who were not Levites</text:span><text:span text:style-name="T7">, to join the conspiracy./ <text:s/>Wherefore he summoned Dathan and Abaam (On the/ son of Peleth having recanted) unto his presence./ <text:s/>With contumely those recreants replied by a message/ which revealed the rank seeds which had taken/ root in them. <text:s/>"No," they said "we will not obey/ him who has wantonly led us into uninhabited/ regions, there to perish ingloriously. <text:s/>To domineer/ over us, he has seduced us away from a fair land,/ with the glowing promise of a happy future, and/ now he thinks to blind us all, touching our sad fate."/ <text:s/>Overwhelmed by so atrocious an accusation, the/ man of God betook himself to prayer, and/</text:span></text:p>
      <text:p text:style-name="P3"><text:span text:style-name="T7"/></text:p>
      <text:p text:style-name="P3"><text:span text:style-name="T7">[Page 5]</text:span></text:p>
      <text:p text:style-name="P3"><text:span text:style-name="T7">entreated that the Supreme might prove his innocence,/ by refusing to be appeased by the offering of such/ who merited his divine chastisement, for to </text:span><text:span text:style-name="T6">Him</text:span><text:span text:style-name="T7"> the Omniscient was/ known that he never wronged his neighbour, or/ appropriated aught to himself as a reward for his inces-/-sant toil. <text:s/>The </text:span><text:soft-page-break/><text:span text:style-name="T7">petition of his faithful servant/ ascended to the throne of the Lord. <text:s/>Suddenly the/ mystical cloud stood at the door of the tent, where/ a turbulent multitude had gathered. <text:s/>General/ would now have been the terrible doom which awaits/ the factious party, if the very men whose humi-/-liation had been the aim of the sedition, had not/ ardently interceded to avert celestial wrath. <text:s/>"O God"/ they exclaimed "The God of the spirit of all flesh, shall/ one man sin, and wilt thou be wroth with all the/ congregation"? <text:s/>But to eschew the impending des-/-truction, the mere alleging of an enticement practised/ by artful individuals, was insufficient. <text:s/>They who/ had lent a ready ear to the inveigler, should,/ by a public act retract, hence were the assemblage/ bid to depart from the </text:span><text:span text:style-name="T6">[?]</text:span><text:span text:style-name="T7"> neighborhood of the refractory/ leaders. <text:s/>Imperturbably stood the latter with/ their household outside of their tents, and their/ unblushing demeanour seemed to defy the prophet/</text:span></text:p>
      <text:p text:style-name="P3"><text:span text:style-name="T7"/></text:p>
      <text:p text:style-name="P3"><text:span text:style-name="T7">[Page 6]</text:span></text:p>
      <text:p text:style-name="P3"><text:span text:style-name="T7">of God. <text:s/>But.....a crush is heard: the subteren-/-nean fires no longer compressed by the will of/ the Creator </text:span><text:span text:style-name="T6">bounced</text:span><text:span text:style-name="T7"> burst with all might, and the earth/ was rent in twain. <text:s/>But not like the natural/ phenomenon, occasionally experienced in Southern/ climes, was this terrific event; for, while it occurred/ only within a limited space; it varied also in its other/ features. <text:s/>Justly here therefore our Sages placed/ it in the category of those preternatural creations/ fixed by the hand of the Omnipotent </text:span><text:span text:style-name="T6">from</text:span><text:span text:style-name="T7"> since the/ primordial days [Hebrew],/ for, what cause can otherwise be assigned to an/ instantaneous irruption which </text:span><text:span text:style-name="T6">supposes</text:span><text:span text:style-name="T7"> discharges itself at a </text:span><text:span text:style-name="T8">stated</text:span><text:span text:style-name="T7">/ moment, in a </text:span><text:span text:style-name="T8">stated</text:span><text:span text:style-name="T7"> location, that swallows up/ a </text:span><text:span text:style-name="T8">stated</text:span><text:span text:style-name="T7"> number, that leaves no trace behind, but/ </text:span><text:span text:style-name="T8">covers</text:span><text:span text:style-name="T7"> its own chasms by the earth it has disrupted?/ <text:s/>Human ingenuity may have sought to explain/ it, but it has hitherto failed to solve all the queries/ which this bibblical[sic!] incident arouses on a searching mind./ <text:s/>And we are forced to acknowledge, that it was the hand/ of the Almighty that worked miraculously./ <text:s/>The crime of the rebellious people had been of great/ magnitude, and extraordinary was also their/ condign requital. <text:s/>Nor was loss severe and portentous the punish/-ment of their accomplices, who had disputed the/</text:span></text:p>
      <text:p text:style-name="P3"><text:span text:style-name="T7"/></text:p>
      <text:p text:style-name="P3"><text:span text:style-name="T7">[Page 7]</text:span></text:p>
      <text:p text:style-name="P3"><text:span text:style-name="T7">Sacerdotal right of Aaron; for, the fire that should have/ consumed their incense, devoured their lives. <text:s/>Like/ Korah, they, whom a hankering after worldly honors had/ incited to mutiny, perished ingloriously. <text:s/>Would, my dear/ Brethren! that we could narrate, what is recorded respect-/-ing the children of the arch conspirator, namely, that/ the bulk of the nation remained faithful to their God; for,/ Alas! even that catastrophe failed to quell the revolt/ which the ambitious son of Izhar had fostered. <text:s/>The day/ following two disastrous events, beheld the men of Israel/ with unabated effrontery arraign their leader and their priest/ for the crime of murder. <text:s/>What they had witnessed, did/ not yet dispell a fatal error engrafted in their minds/ by the subtle and the crafty. <text:s/>The whole economy/ of the world that should have taught them, how God/ himself established certain gradations among his created/ beings, by endowing some with more and some with/ less intelligence. <text:s/>Their own selection, as a peculiar/ people, that should have more forcibly convinced/ them of that truth. <text:s/>All the divine favors the had/ experienced, through the agency of one Superior man,--so/ powerful an illustration of the same verity remained unheeded by/ them. <text:s/>Rather than believe in the genuineness of/ Aaron's exaltation, and that of his progeny and tribe, they/ would attribute his success to sheer strategems[sic!]./ <text:s/>Probably on this occasion, the first-born stirred/ the agitation,/</text:span></text:p>
      <text:p text:style-name="P3"><text:span text:style-name="T7"/></text:p>
      <text:p text:style-name="P3"><text:span text:style-name="T7">[Page 8]</text:span></text:p>
      <text:p text:style-name="P3"><text:span text:style-name="T7">for, we perceive, that not until the rod of Aaron/ had miraculously produced signs which evidenced/ the legitimacy of his authority was tranquillity[sic!]/ restored. <text:s/>When amid the rods representing the/ various tribes, his alone budded and flourished,/ the sacerdotal and levitical </text:span><text:span text:style-name="T6">rights</text:span><text:span text:style-name="T7"> authority, with which/ his descendants and corelatives had been invested,/ was indisputably acknowledged. <text:s/>But the/ flagitious conduct of our progenitors, drew upon them/ the indignation of the Lord. <text:s/>A pestilence raged/ </text:span><text:soft-page-break/><text:span text:style-name="T7">throughout their camps, and wrought a terrible/ havoc. <text:s/>It was then that they witnessed how/ the censer and the perfume, which in unholy hands/ caused instantaneous death, proved salutary instruments/ in those legally consecrated to the service of the Eternal./ <text:s/>They had denied the sanctity of Aaron, and now they/ beheld him walk unscathed among the dead. <text:s/>They/ had sought his humiliation, and now they saw </text:span><text:span text:style-name="T6">the</text:span><text:span text:style-name="T7">/ his eagerness to atone for the sinners, and restore them/ to health. <text:s/>With his righteous brother, he had be-/-sought the mercy of God in behalf of his opponents,/ and solicitous for their repentance rather than for/ their perdition, with an anxious face hastened among/ the sufferers, to stay the sword of the Destroyer,/ for "he loved peace, pursued peace, loved his fellow-/creatures, and desired to reclaim them" [Hebrew]/ [Hebrew]/</text:span></text:p>
      <text:p text:style-name="P3"><text:span text:style-name="T7"/></text:p>
      <text:p text:style-name="P3"><text:span text:style-name="T7">[Page 9]</text:span></text:p>
      <text:p text:style-name="P3"><text:span text:style-name="T7">Such is the flattering description which the Sages of the/ Mishna have left of the first Hebrew priest; but/ his ambitious adversaries they held up to ignominy, when,/ in the words of our text, they offend them as an example/ of unrighteous disputants, whose existence was extinguished/ with their wicked hope. <text:s/>Let us then, my friends,/ learn from the lesson of this Sabbath, to correct a foible/ which greatly prevails among us, and which has/ already proved its banefulness, by cramping reli-/-gious progress. <text:s/>Let us accomplish as much good/ as </text:span><text:span text:style-name="T6">it</text:span><text:span text:style-name="T7"> lies in our power, within our own spheres,/ but let us not be induced to supplant others, or rival/ their positions, by the deceptive thought, that our/ efforts would redound more to public advantage./ <text:s/>Let us not over-rate our capacities, or worth, which/ will blend us to those of our neighbour, who perchance/ occupies high authority. <text:s/>Let us aspire to the honor/ of possessing virtues, for their sake, and not with/ the view that our name may be blazoned before/ an admiring multitude. <text:s/>Let us, above all, be/ wary of the insidious voice which whispers in our/ ears, </text:span><text:span text:style-name="T6">pleasing</text:span><text:span text:style-name="T7"> blandishing words, for, adulation begets ambition, and/ the disappointment of the latter engenders a passion,/ </text:span><text:span text:style-name="T6">will</text:span><text:span text:style-name="T7"> which poisons the channels of life, for, the wisest/ of men has written "that envy is rottenness to the/ bones" [Hebrew]. <text:s/>May it be harbored/ within our breasts! <text:s/>Amen./</text:span></text:p>
      <text:p text:style-name="P3"><text:span text:style-name="T7"/></text:p>
      <text:p text:style-name="P3"><text:span text:style-name="T7">[Page 10]</text:span></text:p>
      <text:p text:style-name="P3"><text:span text:style-name="T7">O God! our hearts are exceedingly deceitful, and/ lead us into temptation. <text:s/>Guide them Thou/ according to thy fatherly goodness. <text:s/>Repress/ their vehemence, and subdue their cravings./ <text:s/>Oh! suffer not ambition or envy to sunder/ the ties which unite us with our fellow-mor-/-tals. <text:s/>Let their virtues excite our emulation,/ their vices our commiseration. <text:s/>May we never/ conspire to build our fame upon the ruin of/ that which they enjoy, but grant that our/ own righteous efforts and beneficent pursuits,/ may captivate the good-will of men, and thy/ gracious favour. <text:s/>Grant that the weekly/ recital of thy sacred word may further our/ moral progress, and that by pondering thereon/ we may become purified of the dross of human/ passions, and imbued with a spirit of meekness/ forbearance, and kindliness, for, accompanied/ by those three virtues, our existence shall be/ lengthened in the land of the living, and/ eternized hereafter. <text:s/>May it ever be so./ <text:s/>Amen/</text:span></text:p>
      <text:p text:style-name="P3"><text:span text:style-name="T7"/></text:p>
      <text:p text:style-name="P3"><text:span text:style-name="T7">[Back Cover]</text:span></text:p>
      <text:p text:style-name="P3"><text:span text:style-name="T7">Rev. S. Morais/ </text:span><text:span text:style-name="T8">N</text:span><text:span text:style-name="T7">orth 5</text:span><text:span text:style-name="T9">th</text:span><text:span text:style-name="T10"> St/ with A Hart's thanks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7T14:08:43.45</meta:creation-date>
    <meta:document-statistic meta:table-count="0" meta:image-count="0" meta:object-count="0" meta:page-count="5" meta:paragraph-count="86" meta:word-count="2303" meta:character-count="14433"/>
    <dc:date>2012-11-27T15:40:57.88</dc:date>
    <meta:editing-duration>PT23S</meta:editing-duration>
    <meta:editing-cycles>1</meta:editing-cycles>
    <meta:generator>OpenOffice.org/3.4.1$Win32 OpenOffice.org_project/341m1$Build-9593</meta:generator>
  </office:meta>
</office:document-meta>
</file>